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DC000006862455D24EAB20024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607cm" fo:min-width="0.45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5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9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5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19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9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7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3cm"/>
      <style:paragraph-properties style:writing-mode="lr-tb"/>
    </style:style>
    <style:style style:name="gr1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withoutfill">
      <style:graphic-properties svg:stroke-width="0.053cm" svg:stroke-color="#ffff00" draw:marker-start-width="0.279cm" draw:marker-end="Extrémités_20_de_20_flèche_20_1" draw:marker-end-width="0.3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053cm" svg:stroke-color="#ffff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P1" style:family="paragraph">
      <loext:graphic-properties draw:fill-color="#ffffff"/>
      <style:paragraph-properties fo:text-align="center"/>
      <style:text-properties fo:font-weight="normal"/>
    </style:style>
    <style:style style:name="P2" style:family="paragraph">
      <loext:graphic-properties draw:fill="none"/>
      <style:paragraph-properties fo:text-align="center"/>
      <style:text-properties fo:font-weight="normal"/>
    </style:style>
    <style:style style:name="P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0.953cm" svg:height="2.857cm" svg:x="4.492cm" svg:y="19.7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4.492cm" svg:y1="20.685cm" svg:x2="5.445cm" svg:y2="20.685cm">
            <text:p/>
          </draw:line>
          <draw:line draw:style-name="gr2" draw:text-style-name="P2" draw:layer="layout" svg:x1="4.492cm" svg:y1="21.637cm" svg:x2="5.445cm" svg:y2="21.637cm">
            <text:p/>
          </draw:line>
        </draw:g>
        <draw:frame draw:style-name="gr3" draw:text-style-name="P3" draw:layer="layout" svg:width="1.04cm" svg:height="0.683cm" svg:x="4.492cm" svg:y="20.002cm">
          <draw:text-box>
            <text:p><text:span text:style-name="T1">RX</text:span></text:p>
          </draw:text-box>
        </draw:frame>
        <draw:frame draw:style-name="gr4" draw:text-style-name="P4" draw:layer="layout" svg:width="1.27cm" svg:height="0.569cm" svg:x="4.375cm" svg:y="21.637cm">
          <draw:text-box>
            <text:p><text:span text:style-name="T2">GND</text:span></text:p>
          </draw:text-box>
        </draw:frame>
        <draw:frame draw:style-name="gr5" draw:text-style-name="P5" draw:layer="layout" svg:width="1.222cm" svg:height="0.645cm" svg:x="4.423cm" svg:y="20.785cm">
          <draw:text-box>
            <text:p><text:span text:style-name="T3">3.3V</text:span></text:p>
          </draw:text-box>
        </draw:frame>
        <draw:g>
          <draw:custom-shape draw:style-name="gr1" draw:text-style-name="P1" draw:layer="layout" svg:width="0.953cm" svg:height="2.857cm" svg:x="5.392cm" svg:y="19.7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392cm" svg:y1="20.685cm" svg:x2="6.345cm" svg:y2="20.685cm">
            <text:p/>
          </draw:line>
          <draw:line draw:style-name="gr2" draw:text-style-name="P2" draw:layer="layout" svg:x1="5.392cm" svg:y1="21.637cm" svg:x2="6.345cm" svg:y2="21.637cm">
            <text:p/>
          </draw:line>
        </draw:g>
        <draw:frame draw:style-name="gr6" draw:text-style-name="P3" draw:layer="layout" svg:width="0.997cm" svg:height="0.683cm" svg:x="5.392cm" svg:y="20.002cm">
          <draw:text-box>
            <text:p><text:span text:style-name="T1">TX</text:span></text:p>
          </draw:text-box>
        </draw:frame>
        <draw:frame draw:style-name="gr4" draw:text-style-name="P4" draw:layer="layout" svg:width="1.323cm" svg:height="0.569cm" svg:x="5.192cm" svg:y="21.637cm">
          <draw:text-box>
            <text:p><text:span text:style-name="T2">GND</text:span></text:p>
          </draw:text-box>
        </draw:frame>
        <draw:frame draw:style-name="gr5" draw:text-style-name="P5" draw:layer="layout" svg:width="1.222cm" svg:height="0.645cm" svg:x="5.323cm" svg:y="20.785cm">
          <draw:text-box>
            <text:p><text:span text:style-name="T3">3.3V</text:span></text:p>
          </draw:text-box>
        </draw:frame>
        <draw:frame draw:style-name="gr4" draw:text-style-name="P4" draw:layer="layout" svg:width="2.54cm" svg:height="0.569cm" draw:transform="rotate (1.5707963267949) translate (4.558cm 19.732cm)">
          <draw:text-box>
            <text:p><text:span text:style-name="T2">Télécommande</text:span></text:p>
          </draw:text-box>
        </draw:frame>
        <draw:frame draw:style-name="gr4" draw:text-style-name="P4" draw:layer="layout" svg:width="2.54cm" svg:height="0.569cm" draw:transform="rotate (1.5707963267949) translate (5.511cm 19.732cm)">
          <draw:text-box>
            <text:p><text:span text:style-name="T2">Xbee Params</text:span></text:p>
          </draw:text-box>
        </draw:frame>
        <draw:frame draw:style-name="gr4" draw:text-style-name="P4" draw:layer="layout" svg:width="2.54cm" svg:height="0.569cm" draw:transform="rotate (1.5707963267949) translate (6.463cm 19.732cm)">
          <draw:text-box>
            <text:p><text:span text:style-name="T2">Xbee Data</text:span></text:p>
          </draw:text-box>
        </draw:frame>
        <draw:frame draw:style-name="gr4" draw:text-style-name="P4" draw:layer="layout" svg:width="2.54cm" svg:height="0.569cm" draw:transform="rotate (1.5707963267949) translate (7.35cm 19.732cm)">
          <draw:text-box>
            <text:p><text:span text:style-name="T2">GPS</text:span></text:p>
          </draw:text-box>
        </draw:frame>
        <draw:frame draw:style-name="gr4" draw:text-style-name="P4" draw:layer="layout" svg:width="2.54cm" svg:height="0.569cm" draw:transform="rotate (1.5707963267949) translate (8.302cm 19.732cm)">
          <draw:text-box>
            <text:p><text:span text:style-name="T2">INA260</text:span></text:p>
          </draw:text-box>
        </draw:frame>
        <draw:frame draw:style-name="gr4" draw:text-style-name="P4" draw:layer="layout" svg:width="2.54cm" svg:height="0.569cm" draw:transform="rotate (1.5707963267949) translate (9.956cm 19.732cm)">
          <draw:text-box>
            <text:p><text:span text:style-name="T2">ESC</text:span></text:p>
          </draw:text-box>
        </draw:frame>
        <draw:frame draw:style-name="gr4" draw:text-style-name="P4" draw:layer="layout" svg:width="2.54cm" svg:height="0.569cm" draw:transform="rotate (1.5707963267949) translate (10.908cm 19.732cm)">
          <draw:text-box>
            <text:p><text:span text:style-name="T2">Servo1</text:span></text:p>
          </draw:text-box>
        </draw:frame>
        <draw:frame draw:style-name="gr4" draw:text-style-name="P4" draw:layer="layout" svg:width="2.54cm" svg:height="0.569cm" draw:transform="rotate (1.5707963267949) translate (11.795cm 19.732cm)">
          <draw:text-box>
            <text:p><text:span text:style-name="T2">Servo2</text:span></text:p>
          </draw:text-box>
        </draw:frame>
        <draw:frame draw:style-name="gr4" draw:text-style-name="P4" draw:layer="layout" svg:width="2.54cm" svg:height="0.569cm" draw:transform="rotate (1.5707963267949) translate (12.747cm 19.732cm)">
          <draw:text-box>
            <text:p><text:span text:style-name="T2">V_ins</text:span></text:p>
          </draw:text-box>
        </draw:frame>
        <draw:g>
          <draw:custom-shape draw:style-name="gr1" draw:text-style-name="P1" draw:layer="layout" svg:width="0.953cm" svg:height="2.857cm" svg:x="7.149cm" svg:y="19.7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7.149cm" svg:y1="20.685cm" svg:x2="8.102cm" svg:y2="20.685cm">
            <text:p/>
          </draw:line>
          <draw:line draw:style-name="gr2" draw:text-style-name="P2" draw:layer="layout" svg:x1="7.149cm" svg:y1="21.637cm" svg:x2="8.102cm" svg:y2="21.637cm">
            <text:p/>
          </draw:line>
        </draw:g>
        <draw:frame draw:style-name="gr3" draw:text-style-name="P3" draw:layer="layout" svg:width="1.04cm" svg:height="0.683cm" svg:x="7.149cm" svg:y="20.002cm">
          <draw:text-box>
            <text:p><text:span text:style-name="T1">RX</text:span></text:p>
          </draw:text-box>
        </draw:frame>
        <draw:frame draw:style-name="gr7" draw:text-style-name="P4" draw:layer="layout" svg:width="1.153cm" svg:height="0.635cm" svg:x="7.149cm" svg:y="21.637cm">
          <draw:text-box>
            <text:p><text:span text:style-name="T2">GND</text:span></text:p>
          </draw:text-box>
        </draw:frame>
        <draw:frame draw:style-name="gr5" draw:text-style-name="P5" draw:layer="layout" svg:width="1.222cm" svg:height="0.645cm" svg:x="7.08cm" svg:y="20.785cm">
          <draw:text-box>
            <text:p><text:span text:style-name="T3">3.3V</text:span></text:p>
          </draw:text-box>
        </draw:frame>
        <draw:g>
          <draw:custom-shape draw:style-name="gr1" draw:text-style-name="P1" draw:layer="layout" svg:width="0.953cm" svg:height="2.857cm" svg:x="6.197cm" svg:y="19.7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6.197cm" svg:y1="20.685cm" svg:x2="7.15cm" svg:y2="20.685cm">
            <text:p/>
          </draw:line>
          <draw:line draw:style-name="gr2" draw:text-style-name="P2" draw:layer="layout" svg:x1="6.197cm" svg:y1="21.637cm" svg:x2="7.15cm" svg:y2="21.637cm">
            <text:p/>
          </draw:line>
        </draw:g>
        <draw:frame draw:style-name="gr3" draw:text-style-name="P3" draw:layer="layout" svg:width="1.04cm" svg:height="0.683cm" svg:x="6.197cm" svg:y="20.002cm">
          <draw:text-box>
            <text:p><text:span text:style-name="T1">RX</text:span></text:p>
          </draw:text-box>
        </draw:frame>
        <draw:frame draw:style-name="gr7" draw:text-style-name="P4" draw:layer="layout" svg:width="1.153cm" svg:height="0.635cm" svg:x="6.097cm" svg:y="21.637cm">
          <draw:text-box>
            <text:p><text:span text:style-name="T2">GND</text:span></text:p>
          </draw:text-box>
        </draw:frame>
        <draw:frame draw:style-name="gr5" draw:text-style-name="P5" draw:layer="layout" svg:width="1.222cm" svg:height="0.645cm" svg:x="6.128cm" svg:y="20.785cm">
          <draw:text-box>
            <text:p><text:span text:style-name="T3">3.3V</text:span></text:p>
          </draw:text-box>
        </draw:frame>
        <draw:g>
          <draw:custom-shape draw:style-name="gr1" draw:text-style-name="P1" draw:layer="layout" svg:width="0.953cm" svg:height="2.857cm" svg:x="8.049cm" svg:y="19.7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049cm" svg:y1="20.685cm" svg:x2="9.002cm" svg:y2="20.685cm">
            <text:p/>
          </draw:line>
          <draw:line draw:style-name="gr2" draw:text-style-name="P2" draw:layer="layout" svg:x1="8.049cm" svg:y1="21.637cm" svg:x2="9.002cm" svg:y2="21.637cm">
            <text:p/>
          </draw:line>
        </draw:g>
        <draw:frame draw:style-name="gr8" draw:text-style-name="P4" draw:layer="layout" svg:width="1.086cm" svg:height="0.569cm" svg:x="7.985cm" svg:y="20.05cm">
          <draw:text-box>
            <text:p><text:span text:style-name="T2">SDA</text:span></text:p>
          </draw:text-box>
        </draw:frame>
        <draw:frame draw:style-name="gr7" draw:text-style-name="P4" draw:layer="layout" svg:width="1.206cm" svg:height="0.635cm" svg:x="7.949cm" svg:y="21.637cm">
          <draw:text-box>
            <text:p><text:span text:style-name="T2">GND</text:span></text:p>
          </draw:text-box>
        </draw:frame>
        <draw:frame draw:style-name="gr9" draw:text-style-name="P4" draw:layer="layout" svg:width="1.052cm" svg:height="0.569cm" svg:x="7.98cm" svg:y="20.785cm">
          <draw:text-box>
            <text:p><text:span text:style-name="T2">SCL</text:span></text:p>
          </draw:text-box>
        </draw:frame>
        <draw:g>
          <draw:custom-shape draw:style-name="gr1" draw:text-style-name="P1" draw:layer="layout" svg:width="0.953cm" svg:height="2.857cm" svg:x="8.949cm" svg:y="19.7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8.949cm" svg:y1="20.685cm" svg:x2="9.902cm" svg:y2="20.685cm">
            <text:p/>
          </draw:line>
          <draw:line draw:style-name="gr2" draw:text-style-name="P2" draw:layer="layout" svg:x1="8.949cm" svg:y1="21.637cm" svg:x2="9.902cm" svg:y2="21.637cm">
            <text:p/>
          </draw:line>
        </draw:g>
        <draw:frame draw:style-name="gr10" draw:text-style-name="P3" draw:layer="layout" svg:width="0.697cm" svg:height="0.683cm" svg:x="8.949cm" svg:y="20.002cm">
          <draw:text-box>
            <text:p><text:span text:style-name="T1">x</text:span></text:p>
          </draw:text-box>
        </draw:frame>
        <draw:frame draw:style-name="gr7" draw:text-style-name="P4" draw:layer="layout" svg:width="1.258cm" svg:height="0.635cm" svg:x="8.849cm" svg:y="21.637cm">
          <draw:text-box>
            <text:p><text:span text:style-name="T2">GND</text:span></text:p>
          </draw:text-box>
        </draw:frame>
        <draw:frame draw:style-name="gr11" draw:text-style-name="P5" draw:layer="layout" svg:width="0.68cm" svg:height="0.645cm" svg:x="8.88cm" svg:y="20.785cm">
          <draw:text-box>
            <text:p><text:span text:style-name="T3">x</text:span></text:p>
          </draw:text-box>
        </draw:frame>
        <draw:g>
          <draw:custom-shape draw:style-name="gr1" draw:text-style-name="P1" draw:layer="layout" svg:width="0.953cm" svg:height="2.857cm" svg:x="9.849cm" svg:y="19.7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9.849cm" svg:y1="20.685cm" svg:x2="10.802cm" svg:y2="20.685cm">
            <text:p/>
          </draw:line>
          <draw:line draw:style-name="gr2" draw:text-style-name="P2" draw:layer="layout" svg:x1="9.849cm" svg:y1="21.637cm" svg:x2="10.802cm" svg:y2="21.637cm">
            <text:p/>
          </draw:line>
        </draw:g>
        <draw:frame draw:style-name="gr12" draw:text-style-name="P4" draw:layer="layout" svg:width="1.196cm" svg:height="0.683cm" svg:x="9.746cm" svg:y="20.002cm">
          <draw:text-box>
            <text:p><text:span text:style-name="T2">PWM</text:span></text:p>
          </draw:text-box>
        </draw:frame>
        <draw:frame draw:style-name="gr7" draw:text-style-name="P4" draw:layer="layout" svg:width="1.311cm" svg:height="0.635cm" svg:x="9.749cm" svg:y="21.637cm">
          <draw:text-box>
            <text:p><text:span text:style-name="T2">GND</text:span></text:p>
          </draw:text-box>
        </draw:frame>
        <draw:frame draw:style-name="gr13" draw:text-style-name="P4" draw:layer="layout" svg:width="1.196cm" svg:height="0.569cm" svg:x="9.78cm" svg:y="20.785cm">
          <draw:text-box>
            <text:p><text:span text:style-name="T2">PWM</text:span></text:p>
          </draw:text-box>
        </draw:frame>
        <draw:g>
          <draw:custom-shape draw:style-name="gr1" draw:text-style-name="P1" draw:layer="layout" svg:width="0.953cm" svg:height="2.857cm" svg:x="10.749cm" svg:y="19.7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0.749cm" svg:y1="20.685cm" svg:x2="11.702cm" svg:y2="20.685cm">
            <text:p/>
          </draw:line>
          <draw:line draw:style-name="gr2" draw:text-style-name="P2" draw:layer="layout" svg:x1="10.749cm" svg:y1="21.637cm" svg:x2="11.702cm" svg:y2="21.637cm">
            <text:p/>
          </draw:line>
        </draw:g>
        <draw:frame draw:style-name="gr3" draw:text-style-name="P3" draw:layer="layout" svg:width="1.04cm" svg:height="0.683cm" svg:x="10.749cm" svg:y="20.002cm">
          <draw:text-box>
            <text:p><text:span text:style-name="T1">RX</text:span></text:p>
          </draw:text-box>
        </draw:frame>
        <draw:frame draw:style-name="gr7" draw:text-style-name="P4" draw:layer="layout" svg:width="1.363cm" svg:height="0.635cm" svg:x="10.649cm" svg:y="21.637cm">
          <draw:text-box>
            <text:p><text:span text:style-name="T2">GND</text:span></text:p>
          </draw:text-box>
        </draw:frame>
        <draw:frame draw:style-name="gr5" draw:text-style-name="P5" draw:layer="layout" svg:width="1.222cm" svg:height="0.645cm" svg:x="10.68cm" svg:y="20.785cm">
          <draw:text-box>
            <text:p><text:span text:style-name="T3">3.3V</text:span></text:p>
          </draw:text-box>
        </draw:frame>
        <draw:g>
          <draw:custom-shape draw:style-name="gr1" draw:text-style-name="P1" draw:layer="layout" svg:width="0.953cm" svg:height="2.857cm" svg:x="11.649cm" svg:y="19.7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1.649cm" svg:y1="20.685cm" svg:x2="12.602cm" svg:y2="20.685cm">
            <text:p/>
          </draw:line>
          <draw:line draw:style-name="gr2" draw:text-style-name="P2" draw:layer="layout" svg:x1="11.649cm" svg:y1="21.637cm" svg:x2="12.602cm" svg:y2="21.637cm">
            <text:p/>
          </draw:line>
        </draw:g>
        <draw:frame draw:style-name="gr3" draw:text-style-name="P3" draw:layer="layout" svg:width="1.04cm" svg:height="0.683cm" svg:x="11.649cm" svg:y="20.002cm">
          <draw:text-box>
            <text:p><text:span text:style-name="T1">RX</text:span></text:p>
          </draw:text-box>
        </draw:frame>
        <draw:frame draw:style-name="gr4" draw:text-style-name="P4" draw:layer="layout" svg:width="1.416cm" svg:height="0.569cm" svg:x="11.549cm" svg:y="21.637cm">
          <draw:text-box>
            <text:p><text:span text:style-name="T2">GND</text:span></text:p>
          </draw:text-box>
        </draw:frame>
        <draw:frame draw:style-name="gr5" draw:text-style-name="P5" draw:layer="layout" svg:width="1.222cm" svg:height="0.645cm" svg:x="11.58cm" svg:y="20.785cm">
          <draw:text-box>
            <text:p><text:span text:style-name="T3">3.3V</text:span></text:p>
          </draw:text-box>
        </draw:frame>
        <draw:g>
          <draw:custom-shape draw:style-name="gr1" draw:text-style-name="P1" draw:layer="layout" svg:width="0.953cm" svg:height="2.857cm" svg:x="12.549cm" svg:y="19.73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2.549cm" svg:y1="20.685cm" svg:x2="13.502cm" svg:y2="20.685cm">
            <text:p/>
          </draw:line>
          <draw:line draw:style-name="gr2" draw:text-style-name="P2" draw:layer="layout" svg:x1="12.549cm" svg:y1="21.637cm" svg:x2="13.502cm" svg:y2="21.637cm">
            <text:p/>
          </draw:line>
        </draw:g>
        <draw:frame draw:style-name="gr14" draw:text-style-name="P3" draw:layer="layout" svg:width="0.976cm" svg:height="0.683cm" svg:x="12.549cm" svg:y="20.002cm">
          <draw:text-box>
            <text:p><text:span text:style-name="T1">5V</text:span></text:p>
          </draw:text-box>
        </draw:frame>
        <draw:frame draw:style-name="gr15" draw:text-style-name="P5" draw:layer="layout" svg:width="1.251cm" svg:height="0.645cm" svg:x="12.449cm" svg:y="21.637cm">
          <draw:text-box>
            <text:p><text:span text:style-name="T3">3.3V</text:span></text:p>
          </draw:text-box>
        </draw:frame>
        <draw:frame draw:style-name="gr16" draw:text-style-name="P5" draw:layer="layout" svg:width="0.93cm" svg:height="0.645cm" svg:x="12.48cm" svg:y="20.785cm">
          <draw:text-box>
            <text:p><text:span text:style-name="T3">6V</text:span></text:p>
          </draw:text-box>
        </draw:frame>
        <draw:frame draw:style-name="gr17" draw:text-style-name="P6" draw:layer="layout" svg:width="11.4cm" svg:height="10.841cm" draw:transform="skewX (0.000349065850398866) rotate (-1.56800379999171) translate (15.255cm 4.496cm)">
          <draw:image xlink:href="Pictures/10000000000006DC000006862455D24EAB200249.jpg" xlink:type="simple" xlink:show="embed" xlink:actuate="onLoad" draw:mime-type="image/jpeg">
            <text:p/>
          </draw:image>
        </draw:frame>
        <draw:line draw:style-name="gr18" draw:text-style-name="P7" draw:layer="layout" svg:x1="13.382cm" svg:y1="19.415cm" svg:x2="11.795cm" svg:y2="12.112cm">
          <text:p/>
        </draw:line>
        <draw:line draw:style-name="gr19" draw:text-style-name="P7" draw:layer="layout" svg:x1="4.492cm" svg:y1="19.364cm" svg:x2="8.708cm" svg:y2="11.795cm">
          <text:p/>
        </draw:line>
        <draw:frame draw:style-name="gr20" draw:text-style-name="P8" draw:layer="layout" svg:width="7.62cm" svg:height="1.588cm" svg:x="6.397cm" svg:y="1.952cm">
          <draw:text-box>
            <text:p>Diagramme Kiwi Birotor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14T16:03:15.963000000</meta:creation-date>
    <dc:date>2022-04-20T10:31:50.825000000</dc:date>
    <meta:editing-duration>PT5M42S</meta:editing-duration>
    <meta:editing-cycles>7</meta:editing-cycles>
    <meta:generator>LibreOffice/7.1.6.2$Windows_X86_64 LibreOffice_project/0e133318fcee89abacd6a7d077e292f1145735c3</meta:generator>
    <meta:document-statistic meta:object-count="83"/>
  </office:meta>
</office:document-meta>
</file>